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5.348cm"/>
    </style:style>
    <style:style style:name="co6" style:family="table-column">
      <style:table-column-properties fo:break-before="auto" style:column-width="8.147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12.123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5.853cm"/>
    </style:style>
    <style:style style:name="co17" style:family="table-column">
      <style:table-column-properties fo:break-before="auto" style:column-width="7.447cm"/>
    </style:style>
    <style:style style:name="co18" style:family="table-column">
      <style:table-column-properties fo:break-before="auto" style:column-width="13.524cm"/>
    </style:style>
    <style:style style:name="co19" style:family="table-column">
      <style:table-column-properties fo:break-before="auto" style:column-width="1.316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style:style style:name="ta6" style:family="table" style:master-page-name="PageStyle_5f_Cenári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>
      <style:table-cell-properties fo:background-color="#ffffff" style:rotation-align="none"/>
    </style:style>
    <style:style style:name="ce7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6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7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B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5">
        <office:forms form:automatic-focus="false" form:apply-design-mode="false"/>
        <table:table-column table:style-name="co5" table:default-cell-style-name="ce37"/>
        <table:table-column table:style-name="co6" table:default-cell-style-name="ce37"/>
        <table:table-column table:style-name="co3" table:number-columns-repeated="2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3" table:number-columns-repeated="1016" table:default-cell-style-name="ce37"/>
        <table:table-row table:style-name="ro6">
          <table:table-cell table:number-columns-repeated="1024"/>
        </table:table-row>
        <table:table-row table:style-name="ro7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6">
        <office:forms form:automatic-focus="false" form:apply-design-mode="false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7" table:number-columns-repeated="2" table:default-cell-style-name="ce23"/>
        <table:table-column table:style-name="co18" table:default-cell-style-name="ce23"/>
        <table:table-column table:style-name="co19" table:default-cell-style-name="ce23"/>
        <table:table-column table:style-name="co13" table:default-cell-style-name="ce23"/>
        <table:table-column table:style-name="co3" table:number-columns-repeated="1017" table:default-cell-style-name="ce23"/>
        <table:table-row table:style-name="ro8">
          <table:table-cell table:style-name="ce60" office:value-type="string" calcext:value-type="string">
            <text:p>ID</text:p>
          </table:table-cell>
          <table:table-cell table:style-name="ce65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66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66" office:value-type="string" calcext:value-type="string">
            <text:p>Pré-condições</text:p>
          </table:table-cell>
          <table:table-cell table:style-name="ce65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2">Passo a passo</text:span> para execução</text:p>
          </table:table-cell>
          <table:table-cell table:style-name="ce65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65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75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sucesso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visualizar a Time Line da conta</text:p>
          </table:table-cell>
          <table:table-cell table:style-name="ce26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válido e senha incorreta</text:p>
          </table:table-cell>
          <table:table-cell table:style-name="ce22" office:value-type="string" calcext:value-type="string">
            <text:p>Usuário deve ser válido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Incorrect Password”e mensagem “The password you entered is incorrect. Please try again.” e um botão de “Ok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in apenas com usuário preenchido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password to log in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ar sem preencher usuário e senha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username, e-mail or mobile number to log in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válido <text:s/>e senha qualquer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Can’t find account”</text:p>
          </table:table-cell>
          <table:table-cell table:style-name="ce61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licar checkbox “Salvar credenciais”</text:p>
          </table:table-cell>
          <table:table-cell table:style-name="ce22"/>
          <table:table-cell table:style-name="ce22" office:value-type="string" calcext:value-type="string">
            <text:p><text:span text:style-name="T3">1- Acessar aplicação.</text:span></text:p>
            <text:p><text:span text:style-name="T3">2- Clicar checkbox “Salvar credenciais”</text:span></text:p>
          </table:table-cell>
          <table:table-cell table:style-name="ce22" office:value-type="string" calcext:value-type="string">
            <text:p>Deve marcar o checkbox “Salvar credenciais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Pesquisar “Mark” e abrir 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digitar na barra Search “Mark”</text:p>
            <text:p>5- Deve clicar no perfil do “Mark”</text:p>
          </table:table-cell>
          <table:table-cell table:style-name="ce22" office:value-type="string" calcext:value-type="string">
            <text:p>Deve visualizar o perfil do Mark Zuckerberg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Dar like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</text:p>
            <text:p>5- Deve clicar no coração de Like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62" table:content-validation-name="val1"/>
          <table:table-cell table:style-name="ce22"/>
          <table:table-cell table:number-columns-repeated="1017"/>
        </table:table-row>
        <table:table-row table:style-name="ro13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omentar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.</text:p>
            <text:p>5- Deve clicar no botão de Comentar foto.</text:p>
            <text:p>6- Deve digitar na barra de comentário.</text:p>
            <text:p>7- Deve clicar em enviar.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Atualizar página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fazer scroll para baixo</text:p>
          </table:table-cell>
          <table:table-cell table:style-name="ce22" office:value-type="string" calcext:value-type="string">
            <text:p>Deve alterar o conteúdo do explorar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Salvar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<text:span text:style-name="T3">4- Deve clicar em alguma foto.</text:span></text:p>
            <text:p>5- Deve clicar no ícone de salvar publicação.</text:p>
          </table:table-cell>
          <table:table-cell table:style-name="ce22" office:value-type="string" calcext:value-type="string">
            <text:p>Deve aparecer que a publicação foi salva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4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licar botão “não recomende posts como este”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clicar em alguma foto.</text:span></text:p>
            <text:p><text:span text:style-name="T3">5- Deve clicar no ícone de “não recomende posts como este”.</text:span></text:p>
          </table:table-cell>
          <table:table-cell table:style-name="ce22" office:value-type="string" calcext:value-type="string">
            <text:p>Deve aparecer um pop-up confirmando a não recomendação de posts como o que foi clicado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15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2"/>
          <table:table-cell table:style-name="ce57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22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1" calcext:value-type="float">
            <text:p>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2" calcext:value-type="float">
            <text:p>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3" calcext:value-type="float">
            <text:p>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4" calcext:value-type="float">
            <text:p>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" calcext:value-type="float">
            <text:p>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6" calcext:value-type="float">
            <text:p>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7" calcext:value-type="float">
            <text:p>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8" calcext:value-type="float">
            <text:p>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9" calcext:value-type="float">
            <text:p>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10" calcext:value-type="float">
            <text:p>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11" calcext:value-type="float">
            <text:p>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12" calcext:value-type="float">
            <text:p>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13" calcext:value-type="float">
            <text:p>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14" calcext:value-type="float">
            <text:p>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15" calcext:value-type="float">
            <text:p>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16" calcext:value-type="float">
            <text:p>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17" calcext:value-type="float">
            <text:p>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18" calcext:value-type="float">
            <text:p>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19" calcext:value-type="float">
            <text:p>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20" calcext:value-type="float">
            <text:p>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21" calcext:value-type="float">
            <text:p>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22" calcext:value-type="float">
            <text:p>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23" calcext:value-type="float">
            <text:p>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24" calcext:value-type="float">
            <text:p>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25" calcext:value-type="float">
            <text:p>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26" calcext:value-type="float">
            <text:p>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27" calcext:value-type="float">
            <text:p>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28" calcext:value-type="float">
            <text:p>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29" calcext:value-type="float">
            <text:p>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30" calcext:value-type="float">
            <text:p>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31" calcext:value-type="float">
            <text:p>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32" calcext:value-type="float">
            <text:p>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33" calcext:value-type="float">
            <text:p>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34" calcext:value-type="float">
            <text:p>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35" calcext:value-type="float">
            <text:p>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36" calcext:value-type="float">
            <text:p>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37" calcext:value-type="float">
            <text:p>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8" calcext:value-type="float">
            <text:p>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39" calcext:value-type="float">
            <text:p>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40" calcext:value-type="float">
            <text:p>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41" calcext:value-type="float">
            <text:p>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42" calcext:value-type="float">
            <text:p>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43" calcext:value-type="float">
            <text:p>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44" calcext:value-type="float">
            <text:p>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45" calcext:value-type="float">
            <text:p>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46" calcext:value-type="float">
            <text:p>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47" calcext:value-type="float">
            <text:p>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48" calcext:value-type="float">
            <text:p>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49" calcext:value-type="float">
            <text:p>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50" calcext:value-type="float">
            <text:p>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5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37"/>
        <table:table-row table:style-name="ro4" table:number-rows-repeated="2">
          <table:table-cell table:number-columns-repeated="1024"/>
        </table:table-row>
        <table:table-row table:style-name="ro4">
          <table:table-cell table:style-name="ce7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7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37"/>
        <table:table-column table:style-name="co16" table:default-cell-style-name="ce37"/>
        <table:table-column table:style-name="co3" table:number-columns-repeated="1021" table:default-cell-style-name="ce37"/>
        <table:table-row table:style-name="ro4">
          <table:table-cell table:number-columns-repeated="1024"/>
        </table:table-row>
        <table:table-row table:style-name="ro12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12" calcext:value-type="float">
            <text:p>12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0" calcext:value-type="float">
            <text:p>0</text:p>
          </table:table-cell>
          <table:table-cell table:style-name="ce101" table:formula="of:=[.B4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0" calcext:value-type="float">
            <text:p>0</text:p>
          </table:table-cell>
          <table:table-cell table:style-name="ce101" table:formula="of:=[.B5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12" calcext:value-type="float">
            <text:p>12</text:p>
          </table:table-cell>
          <table:table-cell table:style-name="ce102" table:formula="of:=[.B6]/[.B3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8:22:11.1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3-09T00:56:57.195000000</dc:date>
    <meta:generator>LibreOffice/7.6.2.1$Windows_X86_64 LibreOffice_project/56f7684011345957bbf33a7ee678afaf4d2ba333</meta:generator>
    <meta:editing-duration>P4DT16M6S</meta:editing-duration>
    <meta:editing-cycles>39</meta:editing-cycles>
    <meta:document-statistic meta:table-count="4" meta:cell-count="3005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496cm" svg:y="0.35cm" svg:width="8.627cm" svg:height="6.57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0">
                <text:p>0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